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6c0b"/>
    </style:style>
    <style:style style:name="P2" style:family="paragraph" style:parent-style-name="Text_20_body" style:list-style-name="L1">
      <style:text-properties officeooo:rsid="00196c0b" officeooo:paragraph-rsid="00196c0b"/>
    </style:style>
    <style:style style:name="T1" style:family="text">
      <style:text-properties officeooo:rsid="00196c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Fecha:20211204</text:span></text:h>
      <text:list xml:id="list1233733535" text:style-name="L1">
        <text:list-item>
          <text:p text:style-name="P2">Los prestamos tendrán un campo donde se especifique si está activo y si los intereses están activos.</text:p>
          <text:list>
            <text:list-item>
              <text:p text:style-name="P2">El prestamo activo es para filtrar aquellos pagos que ya se realizaron y que no son necesario que se impriman en el routero</text:p>
            </text:list-item>
            <text:list-item>
              <text:p text:style-name="P2">los intereses activos son para congelar la deuda y que se auto generen adicionales.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5:00:29.739800516</meta:creation-date>
    <meta:generator>LibreOffice/6.4.7.2$Linux_X86_64 LibreOffice_project/40$Build-2</meta:generator>
    <dc:date>2021-12-04T15:03:57.494916274</dc:date>
    <meta:editing-duration>PT3M28S</meta:editing-duration>
    <meta:editing-cycles>1</meta:editing-cycles>
    <meta:document-statistic meta:table-count="0" meta:image-count="0" meta:object-count="0" meta:page-count="1" meta:paragraph-count="5" meta:word-count="60" meta:character-count="325" meta:non-whitespace-character-count="274"/>
  </office:meta>
</office:document-meta>
</file>